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f202a" officeooo:paragraph-rsid="002f202a"/>
    </style:style>
    <style:style style:name="P2" style:family="paragraph" style:parent-style-name="Heading_20_3">
      <style:text-properties officeooo:rsid="002e7d73" officeooo:paragraph-rsid="002e7d73"/>
    </style:style>
    <style:style style:name="P3" style:family="paragraph" style:parent-style-name="Heading_20_2">
      <style:text-properties officeooo:paragraph-rsid="002f6c64"/>
    </style:style>
    <style:style style:name="P4" style:family="paragraph" style:parent-style-name="Text_20_body">
      <style:text-properties officeooo:rsid="0030c75d" officeooo:paragraph-rsid="0030c75d"/>
    </style:style>
    <style:style style:name="P5" style:family="paragraph" style:parent-style-name="Text_20_body">
      <style:text-properties officeooo:rsid="003175de" officeooo:paragraph-rsid="003175de"/>
    </style:style>
    <style:style style:name="P6" style:family="paragraph" style:parent-style-name="Text_20_body">
      <style:text-properties officeooo:rsid="0031793e" officeooo:paragraph-rsid="0031793e"/>
    </style:style>
    <style:style style:name="P7" style:family="paragraph" style:parent-style-name="Heading_20_1" style:master-page-name="Right_20_Page">
      <style:paragraph-properties style:page-number="auto"/>
      <style:text-properties officeooo:rsid="0031793e" officeooo:paragraph-rsid="0031793e"/>
    </style:style>
    <style:style style:name="P8" style:family="paragraph" style:parent-style-name="Heading_20_3">
      <style:paragraph-properties fo:margin-top="0.101cm" fo:margin-bottom="0.101cm" loext:contextual-spacing="false"/>
    </style:style>
    <style:style style:name="P9" style:family="paragraph" style:parent-style-name="Heading_20_3">
      <style:paragraph-properties fo:margin-top="0.199cm" fo:margin-bottom="0.199cm" loext:contextual-spacing="false"/>
    </style:style>
    <style:style style:name="T1" style:family="text">
      <style:text-properties officeooo:rsid="002f6c6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Far, Far Away on Judea’s Plains</text:h>
      <text:p text:style-name="Heading_20_2">(John Macfarlane)</text:p>
      <text:p text:style-name="Heading_20_3">[VERSE 1]</text:p>
      <text:p text:style-name="P6">G</text:p>
      <text:p text:style-name="P6">Far, far away on Judea’s Plains, </text:p>
      <text:p text:style-name="P6">D <text:s text:c="25"/>C <text:s text:c="5"/>D</text:p>
      <text:p text:style-name="P6">Shepherds of old heard the joyous strains;</text:p>
      <text:p text:style-name="Heading_20_3">[CHORUS]</text:p>
      <text:p text:style-name="P6">G <text:s text:c="12"/>D <text:s text:c="7"/>G <text:s text:c="3"/></text:p>
      <text:p text:style-name="P6">Glory to God, Glory to God, </text:p>
      <text:p text:style-name="P6">C <text:s text:c="7"/>G <text:s text:c="9"/>C <text:s text:c="3"/>D</text:p>
      <text:p text:style-name="P6">Glory to God in the high-est</text:p>
      <text:p text:style-name="P6">G <text:s text:c="7"/>C <text:s text:c="10"/>G <text:s text:c="10"/></text:p>
      <text:p text:style-name="P6">Peace on earth, good will to men;</text:p>
      <text:p text:style-name="P6">D <text:s text:c="7"/>G <text:s text:c="9"/>D <text:s text:c="6"/>G</text:p>
      <text:p text:style-name="P6">Peace on earth, goodwill to men!</text:p>
      <text:p text:style-name="Heading_20_3">[VERSE 2]</text:p>
      <text:p text:style-name="P6">G</text:p>
      <text:p text:style-name="P6">Sweet are the strains of redeeming love, </text:p>
      <text:p text:style-name="P6">D <text:s text:c="20"/>C <text:s text:c="5"/>D</text:p>
      <text:p text:style-name="P6">Message of mercy from heaven above; </text:p>
      <text:p text:style-name="Heading_20_3">[CHORUS]</text:p>
      <text:p text:style-name="P6">G <text:s text:c="12"/>D <text:s text:c="7"/>G <text:s text:c="3"/></text:p>
      <text:p text:style-name="P6">Glory to God, Glory to God, </text:p>
      <text:p text:style-name="P6">C <text:s text:c="7"/>G <text:s text:c="9"/>C <text:s text:c="3"/>D</text:p>
      <text:p text:style-name="P6">Glory to God in the high-est</text:p>
      <text:p text:style-name="P6">G <text:s text:c="7"/>C <text:s text:c="10"/>G <text:s text:c="10"/></text:p>
      <text:p text:style-name="P6">Peace on earth, good will to men;</text:p>
      <text:p text:style-name="P6">D <text:s text:c="7"/>G <text:s text:c="9"/>D <text:s text:c="6"/>G</text:p>
      <text:p text:style-name="P6">Peace on earth, goodwill to men!</text:p>
      <text:p text:style-name="P6"/>
      <text:p text:style-name="P6"/>
      <text:p text:style-name="Heading_20_3"><text:soft-page-break/>[VERSE 3]</text:p>
      <text:p text:style-name="P6">G</text:p>
      <text:p text:style-name="P6">Lord, with the angels we too would rejoice; </text:p>
      <text:p text:style-name="P6">D <text:s text:c="23"/>C <text:s text:c="8"/>D</text:p>
      <text:p text:style-name="P6">Help us to sing with the heart and voice; </text:p>
      <text:p text:style-name="Heading_20_3">[CHORUS]</text:p>
      <text:p text:style-name="P6">G <text:s text:c="12"/>D <text:s text:c="7"/>G <text:s text:c="3"/></text:p>
      <text:p text:style-name="P6">Glory to God, Glory to God, </text:p>
      <text:p text:style-name="P6">C <text:s text:c="7"/>G <text:s text:c="9"/>C <text:s text:c="3"/>D</text:p>
      <text:p text:style-name="P6">Glory to God in the high-est</text:p>
      <text:p text:style-name="P6">G <text:s text:c="7"/>C <text:s text:c="10"/>G <text:s text:c="10"/></text:p>
      <text:p text:style-name="P6">Peace on earth, good will to men;</text:p>
      <text:p text:style-name="P6">D <text:s text:c="7"/>G <text:s text:c="9"/>D <text:s text:c="6"/>G</text:p>
      <text:p text:style-name="P6">Peace on earth, goodwill to men!</text:p>
      <text:p text:style-name="Heading_20_3">[VERSE 4]</text:p>
      <text:p text:style-name="P6">G</text:p>
      <text:p text:style-name="P6">Hasten the time when from every clime</text:p>
      <text:p text:style-name="P6">D <text:s text:c="21"/>C <text:s text:c="7"/>D</text:p>
      <text:p text:style-name="P6">Men shall unite in the strains sublime; </text:p>
      <text:p text:style-name="Heading_20_3">[CHORUS]</text:p>
      <text:p text:style-name="P6">G <text:s text:c="12"/>D <text:s text:c="7"/>G <text:s text:c="3"/></text:p>
      <text:p text:style-name="P6">Glory to God, Glory to God, </text:p>
      <text:p text:style-name="P6">C <text:s text:c="7"/>G <text:s text:c="9"/>C <text:s text:c="3"/>D</text:p>
      <text:p text:style-name="P6">Glory to God in the high-est</text:p>
      <text:p text:style-name="P6">G <text:s text:c="7"/>C <text:s text:c="10"/>G <text:s text:c="10"/></text:p>
      <text:p text:style-name="P6">Peace on earth, good will to men;</text:p>
      <text:p text:style-name="P6">D <text:s text:c="7"/>G <text:s text:c="9"/>D <text:s text:c="6"/>G</text:p>
      <text:p text:style-name="P6">Peace on earth, goodwill to men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11M12S</meta:editing-duration>
    <meta:editing-cycles>37</meta:editing-cycles>
    <meta:generator>LibreOffice/5.3.6.1$MacOSX_X86_64 LibreOffice_project/686f202eff87ef707079aeb7f485847613344eb7</meta:generator>
    <dc:title>Lyrics + Chords</dc:title>
    <dc:date>2017-11-24T09:09:15.943612000</dc:date>
    <meta:print-date>2017-04-03T12:23:29.985893000</meta:print-date>
    <meta:document-statistic meta:table-count="0" meta:image-count="0" meta:object-count="0" meta:page-count="2" meta:paragraph-count="58" meta:word-count="249" meta:character-count="1517" meta:non-whitespace-character-count="834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